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29cm" fo:min-width="3.046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95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869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3cm" fo:min-width="1.379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3cm" fo:min-width="1.213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3cm" fo:min-width="1.219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3cm" fo:min-width="1.181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3cm" fo:min-width="1.464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3cm" fo:min-width="1.3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6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5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4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239cm"/>
    </style:style>
    <style:style style:name="gr17" style:family="graphic" style:parent-style-name="standard">
      <style:graphic-properties svg:stroke-color="#ff3333" draw:marker-start="Circle" draw:marker-start-width="0.3cm" draw:marker-end="Arrow" draw:marker-end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8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02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90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99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85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59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4.82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4.828cm"/>
    </style:style>
    <style:style style:name="gr26" style:family="graphic" style:parent-style-name="standard">
      <style:graphic-properties svg:stroke-width="0.025cm" svg:stroke-color="#ff3333" draw:marker-start-width="0.266cm" draw:marker-end-width="0.266cm" draw:fill="solid" draw:fill-color="#ffffff" draw:textarea-horizontal-align="justify" draw:textarea-vertical-align="middle" draw:auto-grow-height="false" fo:min-height="0.195cm" fo:min-width="0cm" fo:padding-top="0.137cm" fo:padding-bottom="0.137cm" fo:padding-left="0.262cm" fo:padding-right="0.262cm"/>
    </style:style>
    <style:style style:name="gr2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309cm" fo:min-width="2.9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546cm" svg:height="1.679cm" svg:x="12.116cm" svg:y="2.695cm">
          <text:p text:style-name="P1"><text:span text:style-name="T1">New 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456cm" svg:height="1.559cm" svg:x="5.616cm" svg:y="9.955cm">
          <text:p text:style-name="P1"><text:span text:style-name="T1">Get </text:span></text:p>
          <text:p text:style-name="P1"><text:span text:style-name="T1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6.844cm" svg:y1="9.955cm" svg:x2="13.889cm" svg:y2="4.374cm" draw:start-shape="id1" draw:start-glue-point="0" draw:end-shape="id2" draw:end-glue-point="2" svg:d="M6844 9955l7045-5581" svg:viewBox="0 0 7046 5582">
          <text:p/>
        </draw:connector>
        <draw:connector draw:style-name="gr3" draw:text-style-name="P1" draw:layer="layout" draw:type="line" svg:x1="13.889cm" svg:y1="2.695cm" svg:x2="13.909cm" svg:y2="1.598cm" draw:start-shape="id2" draw:start-glue-point="0" draw:end-shape="id3" draw:end-glue-point="2" svg:d="M13889 2695l20-1097" svg:viewBox="0 0 21 1098">
          <text:p/>
        </draw:connector>
        <draw:frame draw:style-name="gr4" draw:text-style-name="P3" xml:id="id3" draw:id="id3" draw:layer="layout" svg:width="2.369cm" svg:height="0.798cm" svg:x="12.725cm" svg:y="0.8cm">
          <draw:text-box>
            <text:p><text:span text:style-name="T2">Page 52</text:span></text:p>
          </draw:text-box>
        </draw:frame>
        <draw:custom-shape draw:style-name="gr5" draw:text-style-name="P4" xml:id="id4" draw:id="id4" draw:layer="layout" svg:width="1.879cm" svg:height="0.993cm" svg:x="0.392cm" svg:y="15.338cm">
          <text:p text:style-name="P1"><text:span text:style-name="T3">Get </text:span></text:p>
          <text:p text:style-name="P1"><text:span text:style-name="T3">Item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5" draw:id="id5" draw:layer="layout" svg:width="1.713cm" svg:height="0.993cm" svg:x="2.378cm" svg:y="15.338cm">
          <text:p text:style-name="P1"><text:span text:style-name="T3">Get </text:span></text:p>
          <text:p text:style-name="P1"><text:span text:style-name="T3">Item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6" draw:id="id6" draw:layer="layout" svg:width="1.719cm" svg:height="0.993cm" svg:x="4.215cm" svg:y="15.338cm">
          <text:p text:style-name="P1"><text:span text:style-name="T3">Get </text:span></text:p>
          <text:p text:style-name="P1"><text:span text:style-name="T3">Loan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7" draw:id="id7" draw:layer="layout" svg:width="1.681cm" svg:height="0.993cm" svg:x="6.004cm" svg:y="15.338cm">
          <text:p text:style-name="P1"><text:span text:style-name="T3">Get </text:span></text:p>
          <text:p text:style-name="P1"><text:span text:style-name="T3">Item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8" draw:id="id8" draw:layer="layout" svg:width="1.964cm" svg:height="0.993cm" svg:x="7.839cm" svg:y="15.338cm">
          <text:p text:style-name="P1"><text:span text:style-name="T3">Get </text:span></text:p>
          <text:p text:style-name="P1"><text:span text:style-name="T3">FuseRa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9" draw:id="id9" draw:layer="layout" svg:width="1.811cm" svg:height="0.993cm" svg:x="9.899cm" svg:y="15.338cm">
          <text:p text:style-name="P1"><text:span text:style-name="T3">Get </text:span></text:p>
          <text:p text:style-name="P1"><text:span text:style-name="T3">Item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10" draw:id="id10" draw:layer="layout" svg:width="1.811cm" svg:height="0.993cm" svg:x="11.806cm" svg:y="15.338cm">
          <text:p text:style-name="P1"><text:span text:style-name="T3">Get </text:span></text:p>
          <text:p text:style-name="P1"><text:span text:style-name="T3">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6.844cm" svg:y1="11.514cm" svg:x2="1.331cm" svg:y2="15.338cm" draw:start-shape="id1" draw:start-glue-point="2" draw:end-shape="id4" draw:end-glue-point="0" svg:d="M6844 11514l-5513 3824" svg:viewBox="0 0 5514 3825">
          <text:p/>
        </draw:connector>
        <draw:connector draw:style-name="gr3" draw:text-style-name="P1" draw:layer="layout" draw:type="line" svg:x1="6.844cm" svg:y1="11.514cm" svg:x2="3.234cm" svg:y2="15.338cm" draw:start-shape="id1" draw:start-glue-point="2" draw:end-shape="id5" draw:end-glue-point="0" svg:d="M6844 11514l-3610 3824" svg:viewBox="0 0 3611 3825">
          <text:p/>
        </draw:connector>
        <draw:connector draw:style-name="gr3" draw:text-style-name="P1" draw:layer="layout" draw:type="line" svg:x1="6.844cm" svg:y1="11.514cm" svg:x2="5.074cm" svg:y2="15.338cm" draw:start-shape="id1" draw:start-glue-point="2" draw:end-shape="id6" draw:end-glue-point="0" svg:d="M6844 11514l-1770 3824" svg:viewBox="0 0 1771 3825">
          <text:p/>
        </draw:connector>
        <draw:connector draw:style-name="gr3" draw:text-style-name="P1" draw:layer="layout" draw:type="line" svg:x1="6.844cm" svg:y1="11.514cm" svg:x2="6.844cm" svg:y2="15.338cm" draw:start-shape="id1" draw:start-glue-point="2" draw:end-shape="id7" draw:end-glue-point="0" svg:d="M6844 11514v3824" svg:viewBox="0 0 1 3825">
          <text:p/>
        </draw:connector>
        <draw:connector draw:style-name="gr3" draw:text-style-name="P1" draw:layer="layout" draw:type="line" svg:x1="6.844cm" svg:y1="11.514cm" svg:x2="8.821cm" svg:y2="15.338cm" draw:start-shape="id1" draw:start-glue-point="2" draw:end-shape="id8" draw:end-glue-point="0" svg:d="M6844 11514l1977 3824" svg:viewBox="0 0 1978 3825">
          <text:p/>
        </draw:connector>
        <draw:connector draw:style-name="gr3" draw:text-style-name="P1" draw:layer="layout" draw:type="line" svg:x1="6.844cm" svg:y1="11.514cm" svg:x2="10.804cm" svg:y2="15.338cm" draw:start-shape="id1" draw:start-glue-point="2" draw:end-shape="id9" draw:end-glue-point="0" svg:d="M6844 11514l3960 3824" svg:viewBox="0 0 3961 3825">
          <text:p/>
        </draw:connector>
        <draw:connector draw:style-name="gr3" draw:text-style-name="P1" draw:layer="layout" draw:type="line" svg:x1="6.844cm" svg:y1="11.514cm" svg:x2="12.711cm" svg:y2="15.338cm" draw:start-shape="id1" draw:start-glue-point="2" draw:end-shape="id10" draw:end-glue-point="0" svg:d="M6844 11514l5867 3824" svg:viewBox="0 0 5868 3825">
          <text:p/>
        </draw:connector>
        <draw:frame draw:style-name="gr11" draw:text-style-name="P5" draw:layer="layout" svg:width="1.018cm" svg:height="0.721cm" svg:x="2.205cm" svg:y="14.618cm">
          <draw:text-box>
            <text:p><text:span text:style-name="T1">I.V</text:span></text:p>
          </draw:text-box>
        </draw:frame>
        <draw:frame draw:style-name="gr12" draw:text-style-name="P5" draw:layer="layout" svg:width="1.158cm" svg:height="0.721cm" svg:x="3.805cm" svg:y="14.619cm">
          <draw:text-box>
            <text:p text:style-name="P6"><text:span text:style-name="T1">L.R</text:span></text:p>
          </draw:text-box>
        </draw:frame>
        <draw:frame draw:style-name="gr13" draw:text-style-name="P5" draw:layer="layout" svg:width="1.044cm" svg:height="0.721cm" svg:x="5.305cm" svg:y="14.62cm">
          <draw:text-box>
            <text:p text:style-name="P6"><text:span text:style-name="T1">I.C</text:span></text:p>
          </draw:text-box>
        </draw:frame>
        <draw:frame draw:style-name="gr14" draw:text-style-name="P5" draw:layer="layout" svg:width="1.137cm" svg:height="0.721cm" svg:x="7.105cm" svg:y="14.621cm">
          <draw:text-box>
            <text:p text:style-name="P6"><text:span text:style-name="T1">F.R</text:span></text:p>
          </draw:text-box>
        </draw:frame>
        <draw:frame draw:style-name="gr15" draw:text-style-name="P5" draw:layer="layout" svg:width="0.997cm" svg:height="0.721cm" svg:x="9.006cm" svg:y="14.622cm">
          <draw:text-box>
            <text:p text:style-name="P6"><text:span text:style-name="T1">I.T</text:span></text:p>
          </draw:text-box>
        </draw:frame>
        <draw:frame draw:style-name="gr16" draw:text-style-name="P5" draw:layer="layout" svg:width="0.739cm" svg:height="0.721cm" svg:x="10.907cm" svg:y="14.523cm">
          <draw:text-box>
            <text:p text:style-name="P6"><text:span text:style-name="T1">L</text:span></text:p>
          </draw:text-box>
        </draw:frame>
        <draw:line draw:style-name="gr17" draw:text-style-name="P2" draw:layer="layout" svg:x1="1.189cm" svg:y1="15.057cm" svg:x2="2.886cm" svg:y2="13.787cm">
          <text:p/>
        </draw:line>
        <draw:frame draw:style-name="gr13" draw:text-style-name="P5" draw:layer="layout" svg:width="1.044cm" svg:height="0.721cm" svg:x="0.205cm" svg:y="14.619cm">
          <draw:text-box>
            <text:p><text:span text:style-name="T1">I.N</text:span></text:p>
          </draw:text-box>
        </draw:frame>
        <draw:line draw:style-name="gr17" draw:text-style-name="P2" draw:layer="layout" svg:x1="3.077cm" svg:y1="15.092cm" svg:x2="4.537cm" svg:y2="13.66cm">
          <text:p/>
        </draw:line>
        <draw:line draw:style-name="gr17" draw:text-style-name="P2" draw:layer="layout" svg:x1="4.861cm" svg:y1="15.12cm" svg:x2="5.68cm" svg:y2="13.533cm">
          <text:p/>
        </draw:line>
        <draw:line draw:style-name="gr17" draw:text-style-name="P2" draw:layer="layout" svg:x1="6.627cm" svg:y1="15.132cm" svg:x2="6.696cm" svg:y2="13.279cm">
          <text:p/>
        </draw:line>
        <draw:line draw:style-name="gr17" draw:text-style-name="P2" draw:layer="layout" svg:x1="8.399cm" svg:y1="15.134cm" svg:x2="7.712cm" svg:y2="13.66cm">
          <text:p/>
        </draw:line>
        <draw:line draw:style-name="gr17" draw:text-style-name="P2" draw:layer="layout" svg:x1="10.243cm" svg:y1="15.141cm" svg:x2="8.982cm" svg:y2="13.787cm">
          <text:p/>
        </draw:line>
        <draw:line draw:style-name="gr17" draw:text-style-name="P2" draw:layer="layout" svg:x1="11.968cm" svg:y1="15.162cm" svg:x2="10.379cm" svg:y2="14.041cm">
          <text:p/>
        </draw:line>
        <draw:custom-shape draw:style-name="gr2" draw:text-style-name="P2" xml:id="id11" draw:id="id11" draw:layer="layout" svg:width="2.456cm" svg:height="1.559cm" svg:x="19.316cm" svg:y="9.954cm">
          <text:p text:style-name="P1"><text:span text:style-name="T1">Validate </text:span></text:p>
          <text:p text:style-name="P1"><text:span text:style-name="T1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2" draw:id="id12" draw:layer="layout" svg:width="1.879cm" svg:height="0.993cm" svg:x="14.092cm" svg:y="15.337cm">
          <text:p text:style-name="P1"><text:span text:style-name="T1">Validate</text:span><text:span text:style-name="T3"> </text:span></text:p>
          <text:p text:style-name="P1"><text:span text:style-name="T3">Item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13" draw:id="id13" draw:layer="layout" svg:width="1.713cm" svg:height="0.993cm" svg:x="16.078cm" svg:y="15.337cm">
          <text:p text:style-name="P1"><text:span text:style-name="T1">Validate</text:span><text:span text:style-name="T3"> </text:span></text:p>
          <text:p text:style-name="P1"><text:span text:style-name="T3">Item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14" draw:id="id14" draw:layer="layout" svg:width="1.719cm" svg:height="0.993cm" svg:x="17.915cm" svg:y="15.337cm">
          <text:p text:style-name="P1"><text:span text:style-name="T1">Validate</text:span><text:span text:style-name="T3"> </text:span></text:p>
          <text:p text:style-name="P1"><text:span text:style-name="T3">Loan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5" draw:id="id15" draw:layer="layout" svg:width="1.681cm" svg:height="0.993cm" svg:x="19.704cm" svg:y="15.337cm">
          <text:p text:style-name="P1"><text:span text:style-name="T1">Validate</text:span><text:span text:style-name="T3"> </text:span></text:p>
          <text:p text:style-name="P1"><text:span text:style-name="T3">Item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6" draw:id="id16" draw:layer="layout" svg:width="1.964cm" svg:height="0.993cm" svg:x="21.539cm" svg:y="15.337cm">
          <text:p text:style-name="P1"><text:span text:style-name="T1">Validate</text:span><text:span text:style-name="T3"> </text:span></text:p>
          <text:p text:style-name="P1"><text:span text:style-name="T3">FuseRa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17" draw:id="id17" draw:layer="layout" svg:width="1.811cm" svg:height="0.993cm" svg:x="23.599cm" svg:y="15.337cm">
          <text:p text:style-name="P1"><text:span text:style-name="T1">Validate</text:span><text:span text:style-name="T3"> </text:span></text:p>
          <text:p text:style-name="P1"><text:span text:style-name="T3">Item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18" draw:id="id18" draw:layer="layout" svg:width="1.811cm" svg:height="0.993cm" svg:x="25.506cm" svg:y="15.337cm">
          <text:p text:style-name="P1"><text:span text:style-name="T1">Validate</text:span><text:span text:style-name="T3"> </text:span></text:p>
          <text:p text:style-name="P1"><text:span text:style-name="T3">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0.544cm" svg:y1="11.513cm" svg:x2="15.031cm" svg:y2="15.337cm" draw:start-shape="id11" draw:start-glue-point="2" draw:end-shape="id12" draw:end-glue-point="0" svg:d="M20544 11513l-5513 3824" svg:viewBox="0 0 5514 3825">
          <text:p/>
        </draw:connector>
        <draw:connector draw:style-name="gr3" draw:text-style-name="P1" draw:layer="layout" draw:type="line" svg:x1="20.544cm" svg:y1="11.513cm" svg:x2="16.934cm" svg:y2="15.337cm" draw:start-shape="id11" draw:start-glue-point="2" draw:end-shape="id13" draw:end-glue-point="0" svg:d="M20544 11513l-3610 3824" svg:viewBox="0 0 3611 3825">
          <text:p/>
        </draw:connector>
        <draw:connector draw:style-name="gr3" draw:text-style-name="P1" draw:layer="layout" draw:type="line" svg:x1="20.544cm" svg:y1="11.513cm" svg:x2="18.774cm" svg:y2="15.337cm" draw:start-shape="id11" draw:start-glue-point="2" draw:end-shape="id14" draw:end-glue-point="0" svg:d="M20544 11513l-1770 3824" svg:viewBox="0 0 1771 3825">
          <text:p/>
        </draw:connector>
        <draw:connector draw:style-name="gr3" draw:text-style-name="P1" draw:layer="layout" draw:type="line" svg:x1="20.544cm" svg:y1="11.513cm" svg:x2="20.544cm" svg:y2="15.337cm" draw:start-shape="id11" draw:start-glue-point="2" draw:end-shape="id15" draw:end-glue-point="0" svg:d="M20544 11513v3824" svg:viewBox="0 0 1 3825">
          <text:p/>
        </draw:connector>
        <draw:connector draw:style-name="gr3" draw:text-style-name="P1" draw:layer="layout" draw:type="line" svg:x1="20.544cm" svg:y1="11.513cm" svg:x2="22.521cm" svg:y2="15.337cm" draw:start-shape="id11" draw:start-glue-point="2" draw:end-shape="id16" draw:end-glue-point="0" svg:d="M20544 11513l1977 3824" svg:viewBox="0 0 1978 3825">
          <text:p/>
        </draw:connector>
        <draw:connector draw:style-name="gr3" draw:text-style-name="P1" draw:layer="layout" draw:type="line" svg:x1="20.544cm" svg:y1="11.513cm" svg:x2="24.504cm" svg:y2="15.337cm" draw:start-shape="id11" draw:start-glue-point="2" draw:end-shape="id17" draw:end-glue-point="0" svg:d="M20544 11513l3960 3824" svg:viewBox="0 0 3961 3825">
          <text:p/>
        </draw:connector>
        <draw:connector draw:style-name="gr3" draw:text-style-name="P1" draw:layer="layout" draw:type="line" svg:x1="20.544cm" svg:y1="11.513cm" svg:x2="26.411cm" svg:y2="15.337cm" draw:start-shape="id11" draw:start-glue-point="2" draw:end-shape="id18" draw:end-glue-point="0" svg:d="M20544 11513l5867 3824" svg:viewBox="0 0 5868 3825">
          <text:p/>
        </draw:connector>
        <draw:frame draw:style-name="gr18" draw:text-style-name="P5" draw:layer="layout" svg:width="1.378cm" svg:height="0.721cm" svg:x="15.605cm" svg:y="14.617cm">
          <draw:text-box>
            <text:p><text:span text:style-name="T1">V.I.V</text:span></text:p>
          </draw:text-box>
        </draw:frame>
        <draw:frame draw:style-name="gr19" draw:text-style-name="P5" draw:layer="layout" svg:width="1.522cm" svg:height="0.721cm" svg:x="17.205cm" svg:y="14.618cm">
          <draw:text-box>
            <text:p text:style-name="P6"><text:span text:style-name="T1">V.L.R</text:span></text:p>
          </draw:text-box>
        </draw:frame>
        <draw:frame draw:style-name="gr20" draw:text-style-name="P5" draw:layer="layout" svg:width="1.404cm" svg:height="0.721cm" svg:x="19.005cm" svg:y="14.619cm">
          <draw:text-box>
            <text:p text:style-name="P6"><text:span text:style-name="T1">V.I.C</text:span></text:p>
          </draw:text-box>
        </draw:frame>
        <draw:frame draw:style-name="gr21" draw:text-style-name="P5" draw:layer="layout" svg:width="1.497cm" svg:height="0.721cm" svg:x="20.505cm" svg:y="14.62cm">
          <draw:text-box>
            <text:p text:style-name="P6"><text:span text:style-name="T1">V.F.R</text:span></text:p>
          </draw:text-box>
        </draw:frame>
        <draw:frame draw:style-name="gr22" draw:text-style-name="P5" draw:layer="layout" svg:width="1.357cm" svg:height="0.721cm" svg:x="22.406cm" svg:y="14.621cm">
          <draw:text-box>
            <text:p text:style-name="P6"><text:span text:style-name="T1">V.I.T</text:span></text:p>
          </draw:text-box>
        </draw:frame>
        <draw:frame draw:style-name="gr23" draw:text-style-name="P5" draw:layer="layout" svg:width="1.099cm" svg:height="0.721cm" svg:x="24.107cm" svg:y="14.522cm">
          <draw:text-box>
            <text:p text:style-name="P6"><text:span text:style-name="T1">V.L</text:span></text:p>
          </draw:text-box>
        </draw:frame>
        <draw:line draw:style-name="gr17" draw:text-style-name="P2" draw:layer="layout" svg:x1="14.889cm" svg:y1="15.056cm" svg:x2="16.586cm" svg:y2="13.786cm">
          <text:p/>
        </draw:line>
        <draw:frame draw:style-name="gr20" draw:text-style-name="P5" draw:layer="layout" svg:width="1.404cm" svg:height="0.721cm" svg:x="13.605cm" svg:y="14.618cm">
          <draw:text-box>
            <text:p><text:span text:style-name="T1">V.I.N</text:span></text:p>
          </draw:text-box>
        </draw:frame>
        <draw:line draw:style-name="gr17" draw:text-style-name="P2" draw:layer="layout" svg:x1="16.777cm" svg:y1="15.091cm" svg:x2="18.237cm" svg:y2="13.659cm">
          <text:p/>
        </draw:line>
        <draw:line draw:style-name="gr17" draw:text-style-name="P2" draw:layer="layout" svg:x1="18.561cm" svg:y1="15.119cm" svg:x2="19.38cm" svg:y2="13.532cm">
          <text:p/>
        </draw:line>
        <draw:line draw:style-name="gr17" draw:text-style-name="P2" draw:layer="layout" svg:x1="20.327cm" svg:y1="15.131cm" svg:x2="20.396cm" svg:y2="13.278cm">
          <text:p/>
        </draw:line>
        <draw:line draw:style-name="gr17" draw:text-style-name="P2" draw:layer="layout" svg:x1="22.099cm" svg:y1="15.133cm" svg:x2="21.412cm" svg:y2="13.659cm">
          <text:p/>
        </draw:line>
        <draw:line draw:style-name="gr17" draw:text-style-name="P2" draw:layer="layout" svg:x1="23.943cm" svg:y1="15.14cm" svg:x2="22.682cm" svg:y2="13.786cm">
          <text:p/>
        </draw:line>
        <draw:line draw:style-name="gr17" draw:text-style-name="P2" draw:layer="layout" svg:x1="25.668cm" svg:y1="15.161cm" svg:x2="24.079cm" svg:y2="14.04cm">
          <text:p/>
        </draw:line>
        <draw:line draw:style-name="gr17" draw:text-style-name="P2" draw:layer="layout" svg:x1="17.788cm" svg:y1="13.509cm" svg:x2="16.772cm" svg:y2="14.271cm">
          <text:p/>
        </draw:line>
        <draw:line draw:style-name="gr17" draw:text-style-name="P2" draw:layer="layout" svg:x1="19.923cm" svg:y1="12.263cm" svg:x2="18.907cm" svg:y2="13.406cm">
          <text:p/>
        </draw:line>
        <draw:line draw:style-name="gr17" draw:text-style-name="P2" draw:layer="layout" svg:x1="20.431cm" svg:y1="11.882cm" svg:x2="19.733cm" svg:y2="13.388cm">
          <text:p/>
        </draw:line>
        <draw:line draw:style-name="gr17" draw:text-style-name="P2" draw:layer="layout" svg:x1="20.685cm" svg:y1="12.009cm" svg:x2="20.685cm" svg:y2="14.295cm">
          <text:p/>
        </draw:line>
        <draw:line draw:style-name="gr17" draw:text-style-name="P2" draw:layer="layout" svg:x1="20.939cm" svg:y1="12.136cm" svg:x2="22.082cm" svg:y2="14.041cm">
          <text:p/>
        </draw:line>
        <draw:line draw:style-name="gr17" draw:text-style-name="P2" draw:layer="layout" svg:x1="21.447cm" svg:y1="12.263cm" svg:x2="23.733cm" svg:y2="14.295cm">
          <text:p/>
        </draw:line>
        <draw:line draw:style-name="gr17" draw:text-style-name="P2" draw:layer="layout" svg:x1="21.828cm" svg:y1="12.009cm" svg:x2="23.225cm" svg:y2="13.025cm">
          <text:p/>
        </draw:line>
        <draw:frame draw:style-name="gr13" draw:text-style-name="P5" draw:layer="layout" svg:width="1.044cm" svg:height="0.721cm" svg:x="17.105cm" svg:y="13.02cm">
          <draw:text-box>
            <text:p><text:span text:style-name="T1">I.N</text:span></text:p>
          </draw:text-box>
        </draw:frame>
        <draw:frame draw:style-name="gr11" draw:text-style-name="P5" draw:layer="layout" svg:width="1.018cm" svg:height="0.721cm" svg:x="19.005cm" svg:y="12.519cm">
          <draw:text-box>
            <text:p><text:span text:style-name="T1">I.V</text:span></text:p>
          </draw:text-box>
        </draw:frame>
        <draw:frame draw:style-name="gr12" draw:text-style-name="P5" draw:layer="layout" svg:width="1.158cm" svg:height="0.721cm" svg:x="19.805cm" svg:y="12.42cm">
          <draw:text-box>
            <text:p><text:span text:style-name="T1">L.R</text:span></text:p>
          </draw:text-box>
        </draw:frame>
        <draw:frame draw:style-name="gr13" draw:text-style-name="P5" draw:layer="layout" svg:width="1.044cm" svg:height="0.721cm" svg:x="20.505cm" svg:y="12.821cm">
          <draw:text-box>
            <text:p><text:span text:style-name="T1">I.C</text:span></text:p>
          </draw:text-box>
        </draw:frame>
        <draw:frame draw:style-name="gr14" draw:text-style-name="P5" draw:layer="layout" svg:width="1.137cm" svg:height="0.721cm" svg:x="21.505cm" svg:y="13.021cm">
          <draw:text-box>
            <text:p><text:span text:style-name="T1">F.R</text:span></text:p>
          </draw:text-box>
        </draw:frame>
        <draw:frame draw:style-name="gr15" draw:text-style-name="P5" draw:layer="layout" svg:width="0.997cm" svg:height="0.721cm" svg:x="22.606cm" svg:y="13.122cm">
          <draw:text-box>
            <text:p><text:span text:style-name="T1">I.T</text:span></text:p>
          </draw:text-box>
        </draw:frame>
        <draw:frame draw:style-name="gr16" draw:text-style-name="P5" draw:layer="layout" svg:width="0.739cm" svg:height="0.721cm" svg:x="22.206cm" svg:y="11.822cm">
          <draw:text-box>
            <text:p><text:span text:style-name="T1">L</text:span></text:p>
          </draw:text-box>
        </draw:frame>
        <draw:line draw:style-name="gr17" draw:text-style-name="P2" draw:layer="layout" svg:x1="6.842cm" svg:y1="9.723cm" svg:x2="12.303cm" svg:y2="5.318cm">
          <text:p/>
        </draw:line>
        <draw:connector draw:style-name="gr3" draw:text-style-name="P2" draw:layer="layout" draw:type="line" svg:x1="13.889cm" svg:y1="4.374cm" svg:x2="20.544cm" svg:y2="9.954cm" draw:start-shape="id2" draw:start-glue-point="2" draw:end-shape="id11" draw:end-glue-point="0" svg:d="M13889 4374l6655 5580" svg:viewBox="0 0 6656 5581">
          <text:p/>
        </draw:connector>
        <draw:line draw:style-name="gr17" draw:text-style-name="P2" draw:layer="layout" svg:x1="14.87cm" svg:y1="4.835cm" svg:x2="19.796cm" svg:y2="8.874cm">
          <text:p/>
        </draw:line>
        <draw:frame draw:style-name="gr24" draw:text-style-name="P5" draw:layer="layout" svg:width="5.328cm" svg:height="0.721cm" draw:transform="rotate (0.688532389911763) translate (7.145cm 8.339cm)">
          <draw:text-box>
            <text:p><text:span text:style-name="T1">I.N, IV, L.R, I.C, F.R, I.T, L</text:span></text:p>
          </draw:text-box>
        </draw:frame>
        <draw:frame draw:style-name="gr24" draw:text-style-name="P5" draw:layer="layout" svg:width="5.328cm" svg:height="0.721cm" draw:transform="rotate (-0.640884901332318) translate (16.11cm 4.844cm)">
          <draw:text-box>
            <text:p><text:span text:style-name="T1">I.N, IV, L.R, I.C, F.R, I.T, L</text:span></text:p>
          </draw:text-box>
        </draw:frame>
        <draw:line draw:style-name="gr17" draw:text-style-name="P2" draw:layer="layout" svg:x1="19.542cm" svg:y1="9.636cm" svg:x2="14.589cm" svg:y2="5.318cm">
          <text:p/>
        </draw:line>
        <draw:connector draw:style-name="gr3" draw:text-style-name="P2" draw:layer="layout" draw:type="line" svg:x1="13.894cm" svg:y1="9.955cm" svg:x2="13.889cm" svg:y2="4.374cm" draw:start-shape="id19" draw:start-glue-point="0" draw:end-shape="id2" svg:d="M13894 9955l-5-5581" svg:viewBox="0 0 6 5582">
          <text:p/>
        </draw:connector>
        <draw:frame draw:style-name="gr25" draw:text-style-name="P5" draw:layer="layout" svg:width="5.328cm" svg:height="1.191cm" draw:transform="rotate (-0.640884901332318) translate (15.11cm 6.044cm)">
          <draw:text-box>
            <text:p><text:span text:style-name="T1">V.I.N, V.IV, V.L.R, V.I.C, V.F.R, V.I.T, V.L</text:span></text:p>
          </draw:text-box>
        </draw:frame>
        <draw:line draw:style-name="gr17" draw:text-style-name="P2" draw:layer="layout" svg:x1="14.261cm" svg:y1="5.262cm" svg:x2="14.335cm" svg:y2="9.636cm">
          <text:p/>
        </draw:line>
        <draw:frame draw:style-name="gr25" draw:text-style-name="P5" draw:layer="layout" svg:width="4.72cm" svg:height="1.191cm" draw:transform="rotate (0.00506145483078356) translate (14.283cm 8.949cm)">
          <draw:text-box>
            <text:p><text:span text:style-name="T1">V.I.N, V.IV, V.L.R,</text:span></text:p>
            <text:p><text:span text:style-name="T1"><text:s/></text:span><text:span text:style-name="T1">V.I.C, V.F.R, V.I.T, V.L</text:span></text:p>
          </draw:text-box>
        </draw:frame>
        <draw:custom-shape draw:style-name="gr2" draw:text-style-name="P2" xml:id="id19" draw:id="id19" draw:layer="layout" svg:width="2.456cm" svg:height="1.559cm" svg:x="12.666cm" svg:y="9.955cm">
          <text:p text:style-name="P1"><text:span text:style-name="T1">Add Item To</text:span></text:p>
          <text:p text:style-name="P1"><text:span text:style-name="T1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xml:id="id20" draw:id="id20" draw:layer="layout" svg:width="0.889cm" svg:height="0.889cm" svg:x="13.423cm" svg:y="4.129cm">
          <text:p text:style-name="P1"><text:span text:style-name="T4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" xml:id="id21" draw:id="id21" draw:layer="layout" svg:width="3.468cm" svg:height="1.559cm" svg:x="20.304cm" svg:y="4.154cm">
          <text:p text:style-name="P1"><text:span text:style-name="T5">Key:</text:span></text:p>
          <text:p text:style-name="P1"><text:span text:style-name="T1">While Not Val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4.312cm" svg:y1="4.573cm" svg:x2="20.304cm" svg:y2="4.933cm" draw:start-shape="id20" draw:start-glue-point="7" draw:end-shape="id21" draw:end-glue-point="3" svg:d="M14312 4573l5992 360" svg:viewBox="0 0 5993 3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7:49:28.563368000</meta:creation-date>
    <meta:generator>LibreOffice/4.3.5.2$MacOSX_x86 LibreOffice_project/3a87456aaa6a95c63eea1c1b3201acedf0751bd5</meta:generator>
    <dc:date>2015-01-14T19:41:01.995240000</dc:date>
    <meta:editing-duration>PT16M3S</meta:editing-duration>
    <meta:editing-cycles>9</meta:editing-cycles>
    <meta:document-statistic meta:object-count="90"/>
  </office:meta>
</office:document-meta>
</file>